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2.1339in"/>
    </style:style>
    <style:style style:name="co13" style:family="table-column">
      <style:table-column-properties fo:break-before="auto" style:column-width="2.8346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1.7673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14" table:default-cell-style-name="ce1"/>
        <table:table-column table:style-name="co15" table:default-cell-style-name="ce1"/>
        <table:table-column table:style-name="co3" table:number-columns-repeated="1001" table:default-cell-style-name="ce1"/>
        <table:table-column table:style-name="co16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 table:number-rows-repeated="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5">12/15/2023</text:date>, <text:time>17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5T17:55:00</dc:date>
    <meta:editing-cycles>212</meta:editing-cycles>
    <meta:editing-duration>P1DT44M10S</meta:editing-duration>
    <meta:document-statistic meta:table-count="1" meta:cell-count="665" meta:object-count="0"/>
  </office:meta>
</office:document-meta>
</file>